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24-01-02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23-01-16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22-01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20-01-06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19-01-07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18-01-08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17-01-09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16-01-04 1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15-01-05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14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1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1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1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0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0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05-01-1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0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0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0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200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199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863</text:p>
          </table:table-cell>
          <table:table-cell office:value-type="string" calcext:value-type="string">
            <text:p>199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